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2.514cm"/>
    </style:style>
    <style:style style:name="co0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2.99cm"/>
    </style:style>
    <style:style style:name="co19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6.0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Nodes" table:style-name="ta1">
        <table:table-column table:style-name="co0" table:number-columns-repeated="5" table:default-cell-style-name="Default"/>
        <table:table-row table:style-name="ro1">
          <table:table-cell office:value-type="string" calcext:value-type="string">
            <text:p>nodeName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nodeNumber</text:p>
          </table:table-cell>
          <table:table-cell office:value-type="string" calcext:value-type="string">
            <text:p>nodeGroup</text:p>
          </table:table-cell>
          <table:table-cell office:value-type="string" calcext:value-type="string">
            <text:p>nodeColou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roo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roon</text:p>
          </table:table-cell>
        </table:table-row>
      </table:table>
      <table:table table:name="Long_Events" table:style-name="ta1">
        <table:table-column table:style-name="co6" table:default-cell-style-name="Default"/>
        <table:table-column table:style-name="co0" table:number-columns-repeated="4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odeNumber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  <table:table-cell office:value-type="string" calcext:value-type="string">
            <text:p>eventColou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range</text:p>
          </table:table-cell>
        </table:table-row>
      </table:table>
      <table:table table:name="Short_Events" table:style-name="ta1">
        <table:table-column table:style-name="co7" table:default-cell-style-name="Default"/>
        <table:table-column table:style-name="co0" table:number-columns-repeated="3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  <table:table-cell office:value-type="string" calcext:value-type="string">
            <text:p>eventColou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im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ime</text:p>
          </table:table-cell>
        </table:table-row>
      </table:table>
      <table:table table:name="Names" table:style-name="ta1">
        <table:table-column table:style-name="co14" table:default-cell-style-name="Default"/>
        <table:table-column table:style-name="co0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0" table:default-cell-style-name="Default"/>
        <table:table-row table:style-name="ro1">
          <table:table-cell office:value-type="string" calcext:value-type="string">
            <text:p>nodeNumber</text:p>
          </table:table-cell>
          <table:table-cell office:value-type="string" calcext:value-type="string">
            <text:p>nodeName</text:p>
          </table:table-cell>
          <table:table-cell office:value-type="string" calcext:value-type="string">
            <text:p>nodeGroup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channel tw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channel fo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:52 A new palette 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palet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user palette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MCTEST</text:p>
          </table:table-cell>
          <table:table-cell office:value-type="string" calcext:value-type="string">
            <text:p>wormho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rmhole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LOTTEST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INDEXTEST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CC5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channe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DISP</text:p>
          </table:table-cell>
          <table:table-cell office:value-type="string" calcext:value-type="string">
            <text:p>channe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zy pink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ARGB</text:p>
          </table:table-cell>
          <table:table-cell office:value-type="string" calcext:value-type="string">
            <text:p>palet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ANCDU_U</text:p>
          </table:table-cell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/>
          </table:table-cell>
        </table:table-row>
      </table:table>
      <table:table table:name="selectable colours" table:style-name="ta1">
        <table:table-column table:style-name="co22" table:default-cell-style-name="Default"/>
        <table:table-row table:style-name="ro1">
          <table:table-cell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aqua</text:p>
          </table:table-cell>
        </table:table-row>
        <table:table-row table:style-name="ro1"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ime</text:p>
          </table:table-cell>
        </table:table-row>
        <table:table-row table:style-name="ro1">
          <table:table-cell office:value-type="string" calcext:value-type="string">
            <text:p>maroon</text:p>
          </table:table-cell>
        </table:table-row>
        <table:table-row table:style-name="ro1"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olive</text:p>
          </table:table-cell>
        </table:table-row>
        <table:table-row table:style-name="ro1"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teal</text:p>
          </table:table-cell>
        </table:table-row>
        <table:table-row table:style-name="ro1">
          <table:table-cell office:value-type="string" calcext:value-type="string">
            <text:p>yel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9:37:43.89336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3-04T19:39:01.744378400</dc:date>
    <meta:editing-duration>PT1M18S</meta:editing-duration>
    <meta:editing-cycles>1</meta:editing-cycles>
    <meta:document-statistic meta:table-count="5" meta:cell-count="1744" meta:object-count="0"/>
  </office:meta>
</office:document-meta>
</file>